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DEBF7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/>
      <style:text-properties fo:color="#C00000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10.3187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4.28625cm" style:use-optimal-column-width="true"/>
    </style:style>
    <style:style style:name="co7" style:family="table-column">
      <style:table-column-properties fo:break-before="auto" style:column-width="6.111875cm"/>
    </style:style>
    <style:style style:name="co8" style:family="table-column">
      <style:table-column-properties fo:break-before="auto" style:column-width="3.01625cm"/>
    </style:style>
    <style:style style:name="co9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73" table:default-cell-style-name="ce1"/>
        <table:table-row table:style-name="ro1">
          <table:table-cell table:number-columns-repeated="2" table:style-name="ce1"/>
          <table:table-cell office:value-type="string" table:number-columns-spanned="3" table:number-rows-spanned="1" table:style-name="ce16">
            <text:p>Durée</text:p>
          </table:table-cell>
          <table:covered-table-cell table:number-columns-repeated="2"/>
          <table:table-cell table:style-name="ce11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6">
            <text:p>Nom</text:p>
          </table:table-cell>
          <table:table-cell office:value-type="string" table:style-name="ce4">
            <text:p>heure</text:p>
          </table:table-cell>
          <table:table-cell office:value-type="string" table:style-name="ce4">
            <text:p>minute</text:p>
          </table:table-cell>
          <table:table-cell office:value-type="string" table:style-name="ce4">
            <text:p>seconde</text:p>
          </table:table-cell>
          <table:table-cell office:value-type="string" table:style-name="ce4">
            <text:p>Temps total en secondes</text:p>
          </table:table-cell>
          <table:table-cell office:value-type="string" table:style-name="ce4">
            <text:p>Lien Youtube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8">
            <text:p>Liste des diviseurs d'un nombre entier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54" table:style-name="ce5">
            <text:p>54</text:p>
          </table:table-cell>
          <table:table-cell office:value-type="float" office:value="174" table:formula="of:=[.C3]*3600+[.D3]*60+[.E3]" table:style-name="ce15">
            <text:p>174</text:p>
          </table:table-cell>
          <table:table-cell office:value-type="string" table:style-name="ce3">
            <text:p>https://youtu.be/68MswC7M8IU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8">
            <text:p>Tester si un nombre est premier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29" table:style-name="ce5">
            <text:p>29</text:p>
          </table:table-cell>
          <table:table-cell office:value-type="float" office:value="209" table:formula="of:=[.C4]*3600+[.D4]*60+[.E4]" table:style-name="ce15">
            <text:p>209</text:p>
          </table:table-cell>
          <table:table-cell office:value-type="string" table:style-name="ce3">
            <text:p>https://youtu.be/t7hr8vHorp4</text:p>
          </table:table-cell>
          <table:table-cell table:number-columns-repeated="3" table:style-name="ce1"/>
          <table:table-cell office:value-type="string" table:number-columns-spanned="3" table:number-rows-spanned="1" table:style-name="ce16">
            <text:p>Temps total</text:p>
          </table:table-cell>
          <table:covered-table-cell table:number-columns-repeated="2"/>
          <table:table-cell table:number-columns-repeated="1637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8">
            <text:p>Liste des nombres premiers dans un intervalle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11" table:style-name="ce5">
            <text:p>11</text:p>
          </table:table-cell>
          <table:table-cell office:value-type="float" office:value="191" table:formula="of:=[.C5]*3600+[.D5]*60+[.E5]" table:style-name="ce15">
            <text:p>191</text:p>
          </table:table-cell>
          <table:table-cell office:value-type="string" table:style-name="ce3">
            <text:p>https://youtu.be/sMePUaTdzKM</text:p>
          </table:table-cell>
          <table:table-cell table:number-columns-repeated="2" table:style-name="ce1"/>
          <table:table-cell office:value-type="string" table:style-name="ce2">
            <text:p>Temps total (sec)</text:p>
          </table:table-cell>
          <table:table-cell office:value-type="string" table:style-name="ce2">
            <text:p>Heure</text:p>
          </table:table-cell>
          <table:table-cell office:value-type="string" table:style-name="ce2">
            <text:p>Minute</text:p>
          </table:table-cell>
          <table:table-cell office:value-type="string" table:style-name="ce2">
            <text:p>Seconde</text:p>
          </table:table-cell>
          <table:table-cell table:number-columns-repeated="1637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8">
            <text:p>Liste des diviseurs qui sont premiers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7" table:style-name="ce5">
            <text:p>37</text:p>
          </table:table-cell>
          <table:table-cell office:value-type="float" office:value="217" table:formula="of:=[.C6]*3600+[.D6]*60+[.E6]" table:style-name="ce15">
            <text:p>217</text:p>
          </table:table-cell>
          <table:table-cell office:value-type="string" table:style-name="ce3">
            <text:p>https://youtu.be/Xqnr9GfBKIE</text:p>
          </table:table-cell>
          <table:table-cell table:number-columns-repeated="2" table:style-name="ce1"/>
          <table:table-cell office:value-type="float" office:value="10750" table:formula="of:=SUM([.F3:.F63])" table:style-name="ce5">
            <text:p>10750</text:p>
          </table:table-cell>
          <table:table-cell office:value-type="float" office:value="2" table:formula="of:=QUOTIENT([.J6];3600)" table:style-name="ce5">
            <text:p>2</text:p>
          </table:table-cell>
          <table:table-cell office:value-type="float" office:value="59" table:formula="of:=QUOTIENT(([.J6]-[.K6]*3600); 60)" table:style-name="ce5">
            <text:p>59</text:p>
          </table:table-cell>
          <table:table-cell office:value-type="float" office:value="10" table:formula="of:=[.J6]-[.K6]*3600-[.L6]*60" table:style-name="ce5">
            <text:p>10</text:p>
          </table:table-cell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8">
            <text:p>Liste des nombres premiers de Sophie Germain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43" table:style-name="ce5">
            <text:p>43</text:p>
          </table:table-cell>
          <table:table-cell office:value-type="float" office:value="223" table:formula="of:=[.C7]*3600+[.D7]*60+[.E7]" table:style-name="ce15">
            <text:p>223</text:p>
          </table:table-cell>
          <table:table-cell office:value-type="string" table:style-name="ce3">
            <text:p>https://youtu.be/nKMFuSvQAuc</text:p>
          </table:table-cell>
          <table:table-cell table:number-columns-repeated="16377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8">
            <text:p>Tester si un nombre est une puissance d'un autre nombre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52" table:style-name="ce5">
            <text:p>52</text:p>
          </table:table-cell>
          <table:table-cell office:value-type="float" office:value="172" table:formula="of:=[.C8]*3600+[.D8]*60+[.E8]" table:style-name="ce15">
            <text:p>172</text:p>
          </table:table-cell>
          <table:table-cell office:value-type="string" table:style-name="ce3">
            <text:p>https://youtu.be/PBRusYdbFrk</text:p>
          </table:table-cell>
          <table:table-cell table:number-columns-repeated="16377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8">
            <text:p>Tester si un nombre est parfait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4" table:style-name="ce5">
            <text:p>24</text:p>
          </table:table-cell>
          <table:table-cell office:value-type="float" office:value="144" table:formula="of:=[.C9]*3600+[.D9]*60+[.E9]" table:style-name="ce15">
            <text:p>144</text:p>
          </table:table-cell>
          <table:table-cell office:value-type="string" table:style-name="ce3">
            <text:p>https://youtu.be/V2yOJVsUE5s</text:p>
          </table:table-cell>
          <table:table-cell table:number-columns-repeated="16377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8">
            <text:p>Liste des nombres parfaits dans un intervalle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54" table:style-name="ce5">
            <text:p>54</text:p>
          </table:table-cell>
          <table:table-cell office:value-type="float" office:value="174" table:formula="of:=[.C10]*3600+[.D10]*60+[.E10]" table:style-name="ce15">
            <text:p>174</text:p>
          </table:table-cell>
          <table:table-cell office:value-type="string" table:style-name="ce3">
            <text:p>https://youtu.be/tTxPDulMQKY</text:p>
          </table:table-cell>
          <table:table-cell table:number-columns-repeated="16377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8">
            <text:p>Recherche du minimum d'une liste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53" table:style-name="ce5">
            <text:p>53</text:p>
          </table:table-cell>
          <table:table-cell office:value-type="float" office:value="413" table:formula="of:=[.C11]*3600+[.D11]*60+[.E11]" table:style-name="ce15">
            <text:p>413</text:p>
          </table:table-cell>
          <table:table-cell office:value-type="string" table:style-name="ce3">
            <text:p>https://youtu.be/N0dFeoCV_tg</text:p>
          </table:table-cell>
          <table:table-cell table:number-columns-repeated="16377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8">
            <text:p>Recherche du maximum d'une liste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20" table:style-name="ce5">
            <text:p>20</text:p>
          </table:table-cell>
          <table:table-cell office:value-type="float" office:value="440" table:formula="of:=[.C12]*3600+[.D12]*60+[.E12]" table:style-name="ce15">
            <text:p>440</text:p>
          </table:table-cell>
          <table:table-cell office:value-type="string" table:style-name="ce3">
            <text:p>https://youtu.be/9GJEO28L5-M</text:p>
          </table:table-cell>
          <table:table-cell table:number-columns-repeated="16377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8">
            <text:p>L'algorithme de Heron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35" table:style-name="ce5">
            <text:p>35</text:p>
          </table:table-cell>
          <table:table-cell office:value-type="float" office:value="335" table:formula="of:=[.C13]*3600+[.D13]*60+[.E13]" table:style-name="ce15">
            <text:p>335</text:p>
          </table:table-cell>
          <table:table-cell office:value-type="string" table:style-name="ce3">
            <text:p>https://youtu.be/YtZi6PM4rso</text:p>
          </table:table-cell>
          <table:table-cell table:number-columns-repeated="16377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9">
            <text:p>Suite de Fibonacci et mémoïsation</text:p>
          </table:table-cell>
          <table:table-cell office:value-type="float" office:value="0" table:style-name="ce5">
            <text:p>0</text:p>
          </table:table-cell>
          <table:table-cell office:value-type="float" office:value="11" table:style-name="ce5">
            <text:p>11</text:p>
          </table:table-cell>
          <table:table-cell office:value-type="float" office:value="24" table:style-name="ce5">
            <text:p>24</text:p>
          </table:table-cell>
          <table:table-cell office:value-type="float" office:value="684" table:formula="of:=[.C14]*3600+[.D14]*60+[.E14]" table:style-name="ce15">
            <text:p>684</text:p>
          </table:table-cell>
          <table:table-cell office:value-type="string" table:style-name="ce3">
            <text:p>https://youtu.be/oTUBSCOSZ18</text:p>
          </table:table-cell>
          <table:table-cell table:number-columns-repeated="16377" table:style-name="ce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9">
            <text:p>Echanger les valeurs de 2 variables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183" table:formula="of:=[.C15]*3600+[.D15]*60+[.E15]" table:style-name="ce15">
            <text:p>183</text:p>
          </table:table-cell>
          <table:table-cell office:value-type="string" table:style-name="ce3">
            <text:p>https://youtu.be/pY9w0CEx65I</text:p>
          </table:table-cell>
          <table:table-cell table:number-columns-repeated="4" table:style-name="ce1"/>
          <table:table-cell table:style-name="ce10"/>
          <table:table-cell table:number-columns-repeated="16372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9">
            <text:p>Tri à bulles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35" table:style-name="ce5">
            <text:p>35</text:p>
          </table:table-cell>
          <table:table-cell office:value-type="float" office:value="455" table:formula="of:=[.C16]*3600+[.D16]*60+[.E16]" table:style-name="ce15">
            <text:p>455</text:p>
          </table:table-cell>
          <table:table-cell office:value-type="string" table:style-name="ce3">
            <text:p>https://youtu.be/48KD2VnKeg4</text:p>
          </table:table-cell>
          <table:table-cell table:number-columns-repeated="16377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9">
            <text:p>Inverser une chaîne de caractères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29" table:style-name="ce5">
            <text:p>29</text:p>
          </table:table-cell>
          <table:table-cell office:value-type="float" office:value="509" table:formula="of:=[.C17]*3600+[.D17]*60+[.E17]" table:style-name="ce15">
            <text:p>509</text:p>
          </table:table-cell>
          <table:table-cell office:value-type="string" table:style-name="ce3">
            <text:p>https://youtu.be/2p-zIktxW1E</text:p>
          </table:table-cell>
          <table:table-cell table:number-columns-repeated="16377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9">
            <text:p>Somme des éléments d'une liste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34" table:style-name="ce5">
            <text:p>34</text:p>
          </table:table-cell>
          <table:table-cell office:value-type="float" office:value="514" table:formula="of:=[.C18]*3600+[.D18]*60+[.E18]" table:style-name="ce15">
            <text:p>514</text:p>
          </table:table-cell>
          <table:table-cell office:value-type="string" table:style-name="ce3">
            <text:p>https://youtu.be/O3yZZGIy9mQ</text:p>
          </table:table-cell>
          <table:table-cell table:number-columns-repeated="1637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9">
            <text:p>Moyenne arithmétique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1" table:style-name="ce5">
            <text:p>11</text:p>
          </table:table-cell>
          <table:table-cell office:value-type="float" office:value="251" table:formula="of:=[.C19]*3600+[.D19]*60+[.E19]" table:style-name="ce15">
            <text:p>251</text:p>
          </table:table-cell>
          <table:table-cell office:value-type="string" table:style-name="ce3">
            <text:p>https://youtu.be/kdmJ9VqQpeg</text:p>
          </table:table-cell>
          <table:table-cell table:number-columns-repeated="16377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9">
            <text:p>Moyenne harmonique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43" table:style-name="ce5">
            <text:p>43</text:p>
          </table:table-cell>
          <table:table-cell office:value-type="float" office:value="283" table:formula="of:=[.C20]*3600+[.D20]*60+[.E20]" table:style-name="ce15">
            <text:p>283</text:p>
          </table:table-cell>
          <table:table-cell office:value-type="string" table:style-name="ce3">
            <text:p>https://youtu.be/TnyvLPYIa8M</text:p>
          </table:table-cell>
          <table:table-cell table:number-columns-repeated="16377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9">
            <text:p>Moyenne quadratique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202" table:formula="of:=[.C21]*3600+[.D21]*60+[.E21]" table:style-name="ce15">
            <text:p>202</text:p>
          </table:table-cell>
          <table:table-cell office:value-type="string" table:style-name="ce3">
            <text:p>https://youtu.be/l-lr4V5sUfg</text:p>
          </table:table-cell>
          <table:table-cell table:number-columns-repeated="16377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9">
            <text:p>Moyenne géométrique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6" table:style-name="ce5">
            <text:p>16</text:p>
          </table:table-cell>
          <table:table-cell office:value-type="float" office:value="256" table:formula="of:=[.C22]*3600+[.D22]*60+[.E22]" table:style-name="ce15">
            <text:p>256</text:p>
          </table:table-cell>
          <table:table-cell office:value-type="string" table:style-name="ce3">
            <text:p>https://youtu.be/hhxlgYjKikE</text:p>
          </table:table-cell>
          <table:table-cell table:number-columns-repeated="16377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9">
            <text:p>Variance et écart-type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47" table:style-name="ce5">
            <text:p>47</text:p>
          </table:table-cell>
          <table:table-cell office:value-type="float" office:value="407" table:formula="of:=[.C23]*3600+[.D23]*60+[.E23]" table:style-name="ce15">
            <text:p>407</text:p>
          </table:table-cell>
          <table:table-cell office:value-type="string" table:style-name="ce3">
            <text:p>https://youtu.be/IQ34LEWHu2A</text:p>
          </table:table-cell>
          <table:table-cell table:number-columns-repeated="16377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9">
            <text:p>Factorielle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42" table:style-name="ce5">
            <text:p>42</text:p>
          </table:table-cell>
          <table:table-cell office:value-type="float" office:value="462" table:formula="of:=[.C24]*3600+[.D24]*60+[.E24]" table:style-name="ce15">
            <text:p>462</text:p>
          </table:table-cell>
          <table:table-cell office:value-type="string" table:style-name="ce3">
            <text:p>https://youtu.be/FNLMekgBrgo</text:p>
          </table:table-cell>
          <table:table-cell table:number-columns-repeated="16377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9">
            <text:p>Recréer la fonction len()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36" table:style-name="ce5">
            <text:p>36</text:p>
          </table:table-cell>
          <table:table-cell office:value-type="float" office:value="156" table:formula="of:=[.C25]*3600+[.D25]*60+[.E25]" table:style-name="ce15">
            <text:p>156</text:p>
          </table:table-cell>
          <table:table-cell office:value-type="string" table:style-name="ce3">
            <text:p>https://youtu.be/wwC02fx1uAU</text:p>
          </table:table-cell>
          <table:table-cell table:number-columns-repeated="16377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9">
            <text:p>Calculer la puissance d'un nombre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34" table:style-name="ce5">
            <text:p>34</text:p>
          </table:table-cell>
          <table:table-cell office:value-type="float" office:value="394" table:formula="of:=[.C26]*3600+[.D26]*60+[.E26]" table:style-name="ce15">
            <text:p>394</text:p>
          </table:table-cell>
          <table:table-cell office:value-type="string" table:style-name="ce3">
            <text:p>https://youtu.be/XojTr43i1dU</text:p>
          </table:table-cell>
          <table:table-cell table:number-columns-repeated="16377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9">
            <text:p>Somme des puissances d'un nombre réel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55" table:style-name="ce5">
            <text:p>55</text:p>
          </table:table-cell>
          <table:table-cell office:value-type="float" office:value="175" table:formula="of:=[.C27]*3600+[.D27]*60+[.E27]" table:style-name="ce15">
            <text:p>175</text:p>
          </table:table-cell>
          <table:table-cell office:value-type="string" table:style-name="ce3">
            <text:p>https://youtu.be/jSN96okYfVc</text:p>
          </table:table-cell>
          <table:table-cell table:number-columns-repeated="16377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9">
            <text:p>L'identité remarquable (a+b)²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53" table:style-name="ce5">
            <text:p>53</text:p>
          </table:table-cell>
          <table:table-cell office:value-type="float" office:value="233" table:formula="of:=[.C28]*3600+[.D28]*60+[.E28]" table:style-name="ce15">
            <text:p>233</text:p>
          </table:table-cell>
          <table:table-cell office:value-type="string" table:style-name="ce3">
            <text:p>https://youtu.be/NXWdZgva2EY</text:p>
          </table:table-cell>
          <table:table-cell table:number-columns-repeated="16377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9">
            <text:p>L'identité remarquable (a-b)²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59" table:style-name="ce5">
            <text:p>59</text:p>
          </table:table-cell>
          <table:table-cell office:value-type="float" office:value="239" table:formula="of:=[.C29]*3600+[.D29]*60+[.E29]" table:style-name="ce15">
            <text:p>239</text:p>
          </table:table-cell>
          <table:table-cell office:value-type="string" table:style-name="ce3">
            <text:p>https://youtu.be/zW_6GW2tXy0</text:p>
          </table:table-cell>
          <table:table-cell table:number-columns-repeated="16377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9">
            <text:p>L'identité remarquable a² - b²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184" table:formula="of:=[.C30]*3600+[.D30]*60+[.E30]" table:style-name="ce15">
            <text:p>184</text:p>
          </table:table-cell>
          <table:table-cell office:value-type="string" table:style-name="ce3">
            <text:p>https://youtu.be/UzeE53XdrBY</text:p>
          </table:table-cell>
          <table:table-cell table:number-columns-repeated="16377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9">
            <text:p>Supprimer des éléments d'une liste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58" table:style-name="ce5">
            <text:p>58</text:p>
          </table:table-cell>
          <table:table-cell office:value-type="float" office:value="298" table:formula="of:=[.C31]*3600+[.D31]*60+[.E31]" table:style-name="ce15">
            <text:p>298</text:p>
          </table:table-cell>
          <table:table-cell office:value-type="string" table:style-name="ce3">
            <text:p>https://youtu.be/ZPrM8UdjtM8</text:p>
          </table:table-cell>
          <table:table-cell table:number-columns-repeated="16377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9">
            <text:p>Concaténer deux listes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39" table:style-name="ce5">
            <text:p>39</text:p>
          </table:table-cell>
          <table:table-cell office:value-type="float" office:value="159" table:formula="of:=[.C32]*3600+[.D32]*60+[.E32]" table:style-name="ce15">
            <text:p>159</text:p>
          </table:table-cell>
          <table:table-cell office:value-type="string" table:style-name="ce3">
            <text:p>https://youtu.be/VQmI3Jb2l-I</text:p>
          </table:table-cell>
          <table:table-cell table:number-columns-repeated="16377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9">
            <text:p>La tour de Hanoï - Partie 1 : résolution et nombres binaires</text:p>
          </table:table-cell>
          <table:table-cell office:value-type="float" office:value="0" table:style-name="ce5">
            <text:p>0</text:p>
          </table:table-cell>
          <table:table-cell office:value-type="float" office:value="19" table:style-name="ce5">
            <text:p>19</text:p>
          </table:table-cell>
          <table:table-cell office:value-type="float" office:value="45" table:style-name="ce5">
            <text:p>45</text:p>
          </table:table-cell>
          <table:table-cell office:value-type="float" office:value="1185" table:formula="of:=[.C33]*3600+[.D33]*60+[.E33]" table:style-name="ce15">
            <text:p>1185</text:p>
          </table:table-cell>
          <table:table-cell office:value-type="string" table:style-name="ce3">
            <text:p>https://youtu.be/Fno3jBXyw6w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31bis</text:p>
          </table:table-cell>
          <table:table-cell office:value-type="string" table:style-name="ce9">
            <text:p>La tour de Hanoï - Partie 2 : résolution avec Python</text:p>
          </table:table-cell>
          <table:table-cell office:value-type="float" office:value="0" table:style-name="ce5">
            <text:p>0</text:p>
          </table:table-cell>
          <table:table-cell table:style-name="ce12"/>
          <table:table-cell table:style-name="ce13"/>
          <table:table-cell office:value-type="float" office:value="0" table:formula="of:=[.C34]*3600+[.D34]*60+[.E34]" table:style-name="ce15">
            <text:p>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5">
            <text:p>Rechercher un élément dans une liste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43" table:style-name="ce5">
            <text:p>43</text:p>
          </table:table-cell>
          <table:table-cell office:value-type="float" office:value="163" table:formula="of:=[.C35]*3600+[.D35]*60+[.E35]" table:style-name="ce15">
            <text:p>163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5">
            <text:p>Résoudre un polynôme du second degré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14">
            <text:p>4</text:p>
          </table:table-cell>
          <table:table-cell office:value-type="float" office:value="32" table:style-name="ce5">
            <text:p>32</text:p>
          </table:table-cell>
          <table:table-cell office:value-type="float" office:value="272" table:formula="of:=[.C36]*3600+[.D36]*60+[.E36]" table:style-name="ce15">
            <text:p>272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5">
            <text:p>Répétitions dans une liste</text:p>
          </table:table-cell>
          <table:table-cell office:value-type="float" office:value="0" table:style-name="ce5">
            <text:p>0</text:p>
          </table:table-cell>
          <table:table-cell table:style-name="ce12"/>
          <table:table-cell table:style-name="ce13"/>
          <table:table-cell office:value-type="float" office:value="0" table:formula="of:=[.C37]*3600+[.D37]*60+[.E37]" table:style-name="ce15">
            <text:p>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5">
            <text:p>Recréer la méthode join()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34" table:style-name="ce5">
            <text:p>34</text:p>
          </table:table-cell>
          <table:table-cell office:value-type="float" office:value="394" table:formula="of:=[.C38]*3600+[.D38]*60+[.E38]" table:style-name="ce15">
            <text:p>394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36" table:style-name="ce2">
            <text:p>36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formula="of:=[.C39]*3600+[.D39]*60+[.E39]" table:style-name="ce15">
            <text:p>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37" table:style-name="ce2">
            <text:p>37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formula="of:=[.C40]*3600+[.D40]*60+[.E40]" table:style-name="ce15">
            <text:p>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38" table:style-name="ce2">
            <text:p>38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formula="of:=[.C41]*3600+[.D41]*60+[.E41]" table:style-name="ce15">
            <text:p>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39" table:style-name="ce2">
            <text:p>39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formula="of:=[.C42]*3600+[.D42]*60+[.E42]" table:style-name="ce15">
            <text:p>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40" table:style-name="ce2">
            <text:p>40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formula="of:=[.C43]*3600+[.D43]*60+[.E43]" table:style-name="ce15">
            <text:p>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41" table:style-name="ce2">
            <text:p>41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formula="of:=[.C44]*3600+[.D44]*60+[.E44]" table:style-name="ce15">
            <text:p>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42" table:style-name="ce2">
            <text:p>42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formula="of:=[.C45]*3600+[.D45]*60+[.E45]" table:style-name="ce15">
            <text:p>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43" table:style-name="ce2">
            <text:p>43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formula="of:=[.C46]*3600+[.D46]*60+[.E46]" table:style-name="ce15">
            <text:p>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44" table:style-name="ce2">
            <text:p>44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formula="of:=[.C47]*3600+[.D47]*60+[.E47]" table:style-name="ce15">
            <text:p>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45" table:style-name="ce2">
            <text:p>45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formula="of:=[.C48]*3600+[.D48]*60+[.E48]" table:style-name="ce15">
            <text:p>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46" table:style-name="ce2">
            <text:p>46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formula="of:=[.C49]*3600+[.D49]*60+[.E49]" table:style-name="ce15">
            <text:p>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47" table:style-name="ce2">
            <text:p>47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formula="of:=[.C50]*3600+[.D50]*60+[.E50]" table:style-name="ce15">
            <text:p>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48" table:style-name="ce2">
            <text:p>48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formula="of:=[.C51]*3600+[.D51]*60+[.E51]" table:style-name="ce15">
            <text:p>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49" table:style-name="ce2">
            <text:p>49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formula="of:=[.C52]*3600+[.D52]*60+[.E52]" table:style-name="ce15">
            <text:p>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50" table:style-name="ce2">
            <text:p>50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formula="of:=[.C53]*3600+[.D53]*60+[.E53]" table:style-name="ce15">
            <text:p>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51" table:style-name="ce2">
            <text:p>51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formula="of:=[.C54]*3600+[.D54]*60+[.E54]" table:style-name="ce15">
            <text:p>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52" table:style-name="ce2">
            <text:p>52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formula="of:=[.C55]*3600+[.D55]*60+[.E55]" table:style-name="ce15">
            <text:p>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53" table:style-name="ce2">
            <text:p>53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formula="of:=[.C56]*3600+[.D56]*60+[.E56]" table:style-name="ce15">
            <text:p>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54" table:style-name="ce2">
            <text:p>54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formula="of:=[.C57]*3600+[.D57]*60+[.E57]" table:style-name="ce15">
            <text:p>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55" table:style-name="ce2">
            <text:p>55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formula="of:=[.C58]*3600+[.D58]*60+[.E58]" table:style-name="ce15">
            <text:p>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56" table:style-name="ce2">
            <text:p>56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formula="of:=[.C59]*3600+[.D59]*60+[.E59]" table:style-name="ce15">
            <text:p>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57" table:style-name="ce2">
            <text:p>57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formula="of:=[.C60]*3600+[.D60]*60+[.E60]" table:style-name="ce15">
            <text:p>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58" table:style-name="ce2">
            <text:p>58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formula="of:=[.C61]*3600+[.D61]*60+[.E61]" table:style-name="ce15">
            <text:p>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59" table:style-name="ce2">
            <text:p>59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formula="of:=[.C62]*3600+[.D62]*60+[.E62]" table:style-name="ce15">
            <text:p>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60" table:style-name="ce2">
            <text:p>60</text:p>
          </table:table-cell>
          <table:table-cell table:style-name="ce5"/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formula="of:=[.C63]*3600+[.D63]*60+[.E63]" table:style-name="ce15">
            <text:p>0</text:p>
          </table:table-cell>
          <table:table-cell table:style-name="ce3"/>
          <table:table-cell table:number-columns-repeated="16377"/>
        </table:table-row>
        <table:table-row table:number-rows-repeated="104851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15-06-05T18:19:34Z</meta:creation-date>
    <dc:date>2020-11-30T15:00:24Z</dc:date>
  </office:meta>
</office:document-meta>
</file>